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FreeSans1" svg:font-family="FreeSans" style:font-family-generic="swiss"/>
    <style:font-face style:name="DejaVu Sans1"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paragraph-properties fo:text-align="end" style:justify-single-word="false"/>
      <style:text-properties style:font-name="DejaVu Sans1" officeooo:rsid="001de1af" officeooo:paragraph-rsid="001de1af"/>
    </style:style>
    <style:style style:name="P2" style:family="paragraph" style:parent-style-name="Text_20_body">
      <style:text-properties style:font-name="DejaVu Sans1" officeooo:rsid="00243141" officeooo:paragraph-rsid="002fab8e"/>
    </style:style>
    <style:style style:name="P3" style:family="paragraph" style:parent-style-name="Text_20_body">
      <style:text-properties style:font-name="DejaVu Sans1" officeooo:rsid="003064b0" officeooo:paragraph-rsid="0032c4b5"/>
    </style:style>
    <style:style style:name="P4" style:family="paragraph" style:parent-style-name="Text_20_body">
      <style:text-properties style:font-name="DejaVu Sans1" officeooo:rsid="0032c4b5" officeooo:paragraph-rsid="0032c4b5"/>
    </style:style>
    <style:style style:name="P5" style:family="paragraph" style:parent-style-name="Heading_20_2">
      <style:text-properties style:font-name="DejaVu Sans1"/>
    </style:style>
    <style:style style:name="T1" style:family="text">
      <style:text-properties officeooo:rsid="00295173"/>
    </style:style>
    <style:style style:name="T2" style:family="text">
      <style:text-properties officeooo:rsid="0031b794"/>
    </style:style>
    <style:style style:name="T3" style:family="text">
      <style:text-properties officeooo:rsid="00323ccc"/>
    </style:style>
    <style:style style:name="T4" style:family="text">
      <style:text-properties officeooo:rsid="0032c4b5"/>
    </style:style>
    <style:style style:name="T5" style:family="text">
      <style:text-properties officeooo:rsid="00339b61"/>
    </style:style>
    <style:style style:name="T6" style:family="text">
      <style:text-properties officeooo:rsid="0036e1fb"/>
    </style:style>
    <style:style style:name="T7" style:family="text">
      <style:text-properties officeooo:rsid="00376c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 <text:span text:style-name="T4">Estate 2016</text:span></text:p>
      <text:h text:style-name="P5" text:outline-level="2"><text:span text:style-name="T6">Tema: </text:span>Come cambierebbe la tua vita se per una settimana mancasse la corrente elettrica?</text:h>
      <text:p text:style-name="P2">Tralasciando gli avvenimenti catastrofici che potrebbero nascere da un ipotetico blackout mondiale della durata di una settimana, nel mio piccol<text:span text:style-name="T1">o la mancata fornitura elettrica creerebbe sicuramente dei problemi che tuttavia possono essere facilmente aggirabili. Televisore, radio, computer, telefono e ogni forma d’intrattenimento elettronico in questa settimana non sono più utilizzabili, quindi se non si ha nulla di più produttivo da fare è necessario trovare qualsiasi cosa per far passare il tempo. Leggere un libro o una rivista, fare attività fisica, incontrare più spesso gli amici sono solo una piccola parte di ciò che una persona potrebbe fare senza l’ausilio dell’energia elettrica. Se per quanto riguarda l’intrattenimento siamo coperti, i primi problemi nascono quando entra in ballo la necessità di curare la propria salute. Conservare il cibo, lavarsi, rinfrescarsi, scaldarsi sono alcune delle problematiche a cui bisogna prestare la massima attenzione in assenza di elettricità e in particolar modo bisogna considerare che i servizi di comunicazione, assistenza sanitaria e pubblica sicurezza potrebbero non funzionare correttamente in caso di emergenza. Problematiche che possono essere accentuate anche dal periodo e la zona in cui potrebbe avverarsi il blocco: in estate sarà più difficile conservare i cibi e rimare al fresco mentre d’inverno riscaldarsi e lavarsi.</text:span></text:p>
      <text:p text:style-name="P3"><text:span text:style-name="T5">P</text:span>er quanto sia improbabile un blackout di queste proporzioni, è bene prendere delle precauzioni, <text:span text:style-name="T3">valide anche per i più probabili disservizi della durata di qualche ora</text:span>. Tenere in casa torce e candele ad esempio, usare la stufa o il caminetto per chi ce l’ha, <text:span text:style-name="T2">consumare prima i cibi deperibili piccoli, sono accorgimenti che non comportano certamente grandi disagi. Nel corso della settimana in questione è probabile che per ovvi motivi la scuola sia sospesa, come pure le attività lavorative non strettamente legate ai servizi assistenziali. </text:span></text:p>
      <text:p text:style-name="P4">Quindi come cambierebbe la mia vita se per una settimana mancasse la corrente elettrica? Se si verificasse oggi, in fin dei conti, non sarebbe un gran problema, al massimo patirei un po' il caldo. Discorso diverso <text:span text:style-name="T5">se </text:span>ciò dovesse accadere <text:span text:style-name="T5">durante un </text:span>inverno <text:span text:style-name="T5">particolarmente rigido che tra il dover indossare il giubbotto tutto il giorno, tubature ghiacciate e cancelli bloccati non saprei stabilire quale sia la seccatura maggi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family-generic="swiss"/>
    <style:font-face style:name="FreeSans1" svg:font-family="FreeSans" style:font-family-generic="swiss"/>
    <style:font-face style:name="DejaVu Sans1"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it" fo:country="IT"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ans" fo:font-size="12pt" fo:language="it" fo:country="IT"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6:46:29.201314955</meta:creation-date>
    <meta:generator>LibreOffice/5.2.1.2$Linux_X86_64 LibreOffice_project/20m0$Build-2</meta:generator>
    <dc:date>2016-09-11T23:06:15.983930067</dc:date>
    <meta:editing-duration>PT1H23M4S</meta:editing-duration>
    <meta:editing-cycles>13</meta:editing-cycles>
    <meta:document-statistic meta:table-count="0" meta:image-count="0" meta:object-count="0" meta:page-count="1" meta:paragraph-count="5" meta:word-count="374" meta:character-count="2480" meta:non-whitespace-character-count="2110"/>
  </office:meta>
</office:document-meta>
</file>